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igitalis" svg:font-family="Digitalis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3.35cm" fo:min-width="30.9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5.75cm" fo:min-width="4.892cm"/>
    </style:style>
    <style:style style:name="gr3" style:family="graphic" style:parent-style-name="standard">
      <style:graphic-properties draw:stroke="none" svg:stroke-color="#000000" draw:fill="none" draw:fill-color="#ffffff" fo:min-height="46.359cm"/>
    </style:style>
    <style:style style:name="gr4" style:family="graphic" style:parent-style-name="objectwithoutfill">
      <style:graphic-properties svg:stroke-width="1cm" draw:marker-start-width="3.2cm" draw:marker-end-width="3.2cm" draw:fill="none" draw:textarea-vertical-align="middle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.5cm" draw:marker-start-width="4.7cm" draw:marker-end-width="4.7cm" draw:fill="none" draw:textarea-vertical-align="middle" fo:padding-top="0.875cm" fo:padding-bottom="0.875cm" fo:padding-left="1cm" fo:padding-right="1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8.95cm" fo:min-width="47.4cm"/>
    </style:style>
    <style:style style:name="gr7" style:family="graphic" style:parent-style-name="standard">
      <style:graphic-properties draw:stroke="none" draw:fill="none" fo:min-height="8.0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line-height="115%" fo:text-align="justify"/>
    </style:style>
    <style:style style:name="P5" style:family="paragraph">
      <style:paragraph-properties fo:margin-left="0cm" fo:margin-right="0cm" fo:margin-top="1.2cm" fo:margin-bottom="1.2cm" fo:line-height="115%" fo:text-align="justify" fo:text-indent="0cm"/>
    </style:style>
    <style:style style:name="P6" style:family="paragraph">
      <loext:graphic-properties draw:fill="none" draw:fill-color="#ffffff"/>
      <style:paragraph-properties fo:line-height="115%" fo:text-align="justify"/>
      <style:text-properties style:font-name="Digitalis" fo:font-size="70pt" fo:letter-spacing="0.028cm" fo:font-weight="normal" style:font-size-asian="70pt" style:font-weight-asian="normal" style:font-size-complex="7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line-height="115%" fo:text-align="start"/>
    </style:style>
    <style:style style:name="P9" style:family="paragraph">
      <loext:graphic-properties draw:fill="none"/>
      <style:paragraph-properties fo:line-height="115%" fo:text-align="start"/>
      <style:text-properties fo:font-size="80pt" style:font-size-asian="80pt" style:font-size-complex="80pt"/>
    </style:style>
    <style:style style:name="T1" style:family="text">
      <style:text-properties fo:color="#ffffff" style:font-name="Digitalis" fo:font-size="160.399993896484pt" fo:letter-spacing="0.028cm" style:text-underline-style="none" fo:font-weight="bold" fo:background-color="#000000" style:font-size-asian="160.399993896484pt" style:font-weight-asian="bold" style:font-size-complex="160.399993896484pt" style:font-weight-complex="bold"/>
    </style:style>
    <style:style style:name="T2" style:family="text">
      <style:text-properties style:font-name="Digitalis" fo:font-size="88pt" fo:letter-spacing="0.028cm" fo:font-weight="normal" style:font-size-asian="88pt" style:font-weight-asian="normal" style:font-size-complex="88pt" style:font-weight-complex="normal"/>
    </style:style>
    <style:style style:name="T3" style:family="text">
      <style:text-properties style:font-name="Digitalis" fo:font-size="105.599998474121pt" fo:letter-spacing="0.028cm" fo:font-weight="normal" style:font-size-asian="105.599998474121pt" style:font-weight-asian="normal" style:font-size-complex="105.599998474121pt" style:font-weight-complex="normal"/>
    </style:style>
    <style:style style:name="T4" style:family="text">
      <style:text-properties style:font-name="Digitalis" fo:font-size="60pt" fo:letter-spacing="0.028cm" fo:font-weight="normal" style:font-size-asian="60pt" style:font-weight-asian="normal" style:font-size-complex="6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44pt" fo:letter-spacing="0.028cm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44pt" fo:letter-spacing="0.028cm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igitalis" fo:font-size="60pt" fo:letter-spacing="0.028cm" fo:font-style="normal" fo:text-shadow="none" style:text-underline-style="none" fo:font-weight="normal" style:letter-kerning="true" style:font-name-asian="Noto Sans CJK SC Regular" style:font-size-asian="60pt" style:font-style-asian="normal" style:font-weight-asian="normal" style:font-name-complex="Free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igitalis" fo:font-size="88pt" fo:letter-spacing="0.028cm" fo:font-style="normal" fo:text-shadow="none" style:text-underline-style="none" fo:font-weight="normal" style:letter-kerning="true" style:font-name-asian="Noto Sans CJK SC Regular" style:font-size-asian="88pt" style:font-style-asian="normal" style:font-weight-asian="normal" style:font-name-complex="FreeSans" style:font-size-complex="8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igitalis" fo:font-size="105.599998474121pt" fo:letter-spacing="0.028cm" fo:font-style="normal" fo:text-shadow="none" style:text-underline-style="none" fo:font-weight="normal" style:letter-kerning="true" style:font-name-asian="Noto Sans CJK SC Regular" style:font-size-asian="105.599998474121pt" style:font-style-asian="normal" style:font-weight-asian="normal" style:font-name-complex="FreeSans" style:font-size-complex="105.5999984741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igitalis" fo:font-size="80pt" fo:letter-spacing="0.028cm" fo:font-weight="normal" style:font-size-asian="80pt" style:font-weight-asian="normal" style:font-size-complex="80pt" style:font-weight-complex="normal"/>
    </style:style>
    <style:style style:name="T11" style:family="text">
      <style:text-properties style:font-name="Digitalis" fo:font-size="120pt" fo:letter-spacing="0.028cm" fo:font-weight="normal" style:font-size-asian="120pt" style:font-weight-asian="normal" style:font-size-complex="120pt" style:font-weight-complex="normal"/>
    </style:style>
    <style:style style:name="T12" style:family="text">
      <style:text-properties style:font-name="Digitalis" fo:font-size="58pt" fo:letter-spacing="0.028cm" fo:font-weight="normal" style:font-size-asian="58pt" style:font-weight-asian="normal" style:font-size-complex="5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1.4cm" svg:height="3.6cm" svg:x="3.5cm" svg:y="2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2cm" svg:height="6cm" svg:x="29.8cm" svg:y="19.5cm">
          <text:p text:style-name="P2">1</text:p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6" draw:layer="layout" svg:width="29cm" svg:height="46.609cm" svg:x="5cm" svg:y="20.6cm">
          <draw:text-box>
            <text:p text:style-name="P4"><text:span text:style-name="T1"><text:tab/></text:span><text:span text:style-name="T1"><text:tab/></text:span><text:span text:style-name="T1">Artefact</text:span></text:p>
            <text:p text:style-name="P4"><text:span text:style-name="T2"/></text:p>
            <text:p text:style-name="P4"><text:span text:style-name="T2"><text:tab/></text:span><text:span text:style-name="T3">U</text:span><text:span text:style-name="T4">ne ambiance mystérieuse, un espace confiné, des lumières s’allument, des boutons s’éclairent.</text:span></text:p>
            <text:p text:style-name="P5"><text:span text:style-name="T5"><text:tab/></text:span><text:span text:style-name="T6">L</text:span><text:span text:style-name="T7">'expérience commence là. À travers ses différentes actions, le participant pourra faire évoluer l’univers lumineux et communiquer avec le dispositif.</text:span></text:p>
            <text:p text:style-name="P5"><text:span text:style-name="T8"><text:tab/></text:span><text:span text:style-name="T9">S</text:span><text:span text:style-name="T7">ous l'impulsion des membres de l'association ABL, regroupant étudiants, personnels de l'université de Lille <text:s/>sciences et technologies et extérieurs, un projet de dispositif immersif a vu le jour. Lors du festival ZooMachine, l’association a collaboré avec des personnes du domaine du jeu vidéo et réalisé un prototype de cette installation. Artefact était né. </text:span></text:p>
          </draw:text-box>
        </draw:frame>
        <draw:g>
          <draw:line draw:style-name="gr4" draw:text-style-name="P7" draw:layer="layout" svg:x1="42cm" svg:y1="16.3cm" svg:x2="35.491cm" svg:y2="23.692cm">
            <text:p/>
          </draw:line>
          <draw:line draw:style-name="gr4" draw:text-style-name="P7" draw:layer="layout" svg:x1="35.4cm" svg:y1="50.4cm" svg:x2="35.6cm" svg:y2="23.4cm">
            <text:p/>
          </draw:line>
        </draw:g>
        <draw:g>
          <draw:line draw:style-name="gr5" draw:text-style-name="P7" draw:layer="layout" svg:x1="42.801cm" svg:y1="19.7cm" svg:x2="38.492cm" svg:y2="24.792cm">
            <text:p/>
          </draw:line>
          <draw:line draw:style-name="gr5" draw:text-style-name="P7" draw:layer="layout" svg:x1="38.8cm" svg:y1="59.4cm" svg:x2="38.693cm" svg:y2="24.293cm">
            <text:p/>
          </draw:line>
        </draw:g>
        <draw:g>
          <draw:g>
            <draw:line draw:style-name="gr4" draw:text-style-name="P7" draw:layer="layout" svg:x1="-0.2cm" svg:y1="57.2cm" svg:x2="6.1cm" svg:y2="49.8cm">
              <text:p/>
            </draw:line>
            <draw:line draw:style-name="gr4" draw:text-style-name="P7" draw:layer="layout" svg:x1="35.7cm" svg:y1="50cm" svg:x2="5.7cm" svg:y2="50cm">
              <text:p/>
            </draw:line>
          </draw:g>
          <draw:g>
            <draw:line draw:style-name="gr5" draw:text-style-name="P7" draw:layer="layout" svg:x1="-1.176cm" svg:y1="54.102cm" svg:x2="3.166cm" svg:y2="49.037cm">
              <text:p/>
            </draw:line>
            <draw:line draw:style-name="gr5" draw:text-style-name="P7" draw:layer="layout" svg:x1="3cm" svg:y1="18.2cm" svg:x2="2.962cm" svg:y2="49.535cm">
              <text:p/>
            </draw:line>
          </draw:g>
          <draw:custom-shape draw:style-name="gr6" draw:text-style-name="P3" draw:layer="layout" svg:width="47.9cm" svg:height="19.2cm" svg:x="-3.4cm" svg:y="-0.9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9" draw:layer="layout" svg:width="33.4cm" svg:height="8.28cm" svg:x="4.5cm" svg:y="51cm">
          <draw:text-box>
            <text:p text:style-name="P8"><text:span text:style-name="T10"><text:tab/></text:span><text:span text:style-name="T11">C</text:span><text:span text:style-name="T10">rédits </text:span></text:p>
            <text:p text:style-name="P8"><text:span text:style-name="T12">Yoann dufresne, matthieu falce, camille lihouck, pierre marijon, jordan bouchoucha, henri couvreur, miryam houali, sophie kaleba, julien maeght, florian vanhem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igitalis" svg:font-family="Digitalis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7:12:44.726110753</meta:creation-date>
    <dc:date>2017-03-26T22:10:03.207853221</dc:date>
    <meta:editing-duration>PT3H16M50S</meta:editing-duration>
    <meta:editing-cycles>8</meta:editing-cycles>
    <meta:generator>LibreOffice/5.1.4.2$Linux_X86_64 LibreOffice_project/10m0$Build-2</meta:generator>
    <meta:document-statistic meta:object-count="18"/>
  </office:meta>
</office:document-meta>
</file>